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ucida Sans" svg:font-family="'Lucida Sans'" style:font-family-generic="system" style:font-pitch="variable"/>
  </office:font-face-decls>
  <office:automatic-styles>
    <style:style style:name="P1" style:family="paragraph" style:parent-style-name="Standard">
      <style:text-properties officeooo:rsid="00035345" officeooo:paragraph-rsid="00035345"/>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ccording to the performance of the algorithms, the third one is far more efficient than the other ones. In addition to this, the worst one is the first algorithm which is only really efficient in the North Island topology due to the fact that they are just two nodes. Moreover, with the New Zealand topology (which has just two nodes more) has an efficiency below of the 20 %, showing the difference of efficiency with the other two algorithms (which have 40% and 70% of efficiency) and in Australia topology it has just 2% with 8 nodes.</text:p>
      <text:p text:style-name="P1">Regarding the first algorithm, it seems to be so inefficient due to the fact that when it is required to deliver a new Network Layer packet it is transmitted on all physical links, including the one in which it has arrived.</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ucida Sans" svg:font-family="'Lucida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NZ" style:letter-kerning="true" style:font-name-asian="AR PL SungtiL GB"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NZ" style:letter-kerning="true" style:font-name-asian="AR PL SungtiL GB"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14T11:33:59.437346025</meta:creation-date>
    <dc:date>2017-08-14T11:47:43.835152704</dc:date>
    <meta:editing-duration>PT2M54S</meta:editing-duration>
    <meta:editing-cycles>1</meta:editing-cycles>
    <meta:document-statistic meta:table-count="0" meta:image-count="0" meta:object-count="0" meta:page-count="1" meta:paragraph-count="2" meta:word-count="138" meta:character-count="761" meta:non-whitespace-character-count="625"/>
    <meta:generator>LibreOffice/5.3.0.3$Linux_X86_64 LibreOffice_project/7074905676c47b82bbcfbea1aeefc84afe1c50e1</meta:generator>
  </office:meta>
</office:document-meta>
</file>